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2" style:family="table-row">
      <style:table-row-properties style:min-row-height="0.82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/>
    <style:style style:name="P2" style:family="paragraph" style:parent-style-name="Standard">
      <style:text-properties officeooo:rsid="000ed389" officeooo:paragraph-rsid="000ed389"/>
    </style:style>
    <style:style style:name="P3" style:family="paragraph" style:parent-style-name="Standard">
      <style:text-properties officeooo:rsid="000f2ba5" officeooo:paragraph-rsid="000f2ba5"/>
    </style:style>
    <style:style style:name="P4" style:family="paragraph" style:parent-style-name="Standard">
      <style:text-properties officeooo:paragraph-rsid="000f2ba5"/>
    </style:style>
    <style:style style:name="P5" style:family="paragraph" style:parent-style-name="Standard">
      <style:text-properties officeooo:rsid="000f5040" officeooo:paragraph-rsid="000f5040"/>
    </style:style>
    <style:style style:name="P6" style:family="paragraph" style:parent-style-name="Standard">
      <style:text-properties officeooo:rsid="0010c8d3" officeooo:paragraph-rsid="0010c8d3"/>
    </style:style>
    <style:style style:name="P7" style:family="paragraph" style:parent-style-name="Standard">
      <style:text-properties officeooo:rsid="00128ea2" officeooo:paragraph-rsid="00128ea2"/>
    </style:style>
    <style:style style:name="P8" style:family="paragraph" style:parent-style-name="Table_20_Contents">
      <style:text-properties officeooo:rsid="000ed389" officeooo:paragraph-rsid="000ed389"/>
    </style:style>
    <style:style style:name="P9" style:family="paragraph" style:parent-style-name="Table_20_Contents">
      <style:text-properties officeooo:rsid="0010c8d3" officeooo:paragraph-rsid="0010c8d3"/>
    </style:style>
    <style:style style:name="T1" style:family="text">
      <style:text-properties officeooo:rsid="000ed389"/>
    </style:style>
    <style:style style:name="T2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yllabus</text:p>
      <text:list xml:id="list1404705090" text:style-name="L1">
        <text:list-item>
          <text:p text:style-name="P1">the main algorithmic techniques, in Python</text:p>
        </text:list-item>
        <text:list-item>
          <text:p text:style-name="P1">Randomness</text:p>
        </text:list-item>
        <text:list-item>
          <text:p text:style-name="P1">Optimization</text:p>
        </text:list-item>
        <text:list-item>
          <text:p text:style-name="P1">Montecarlo methods (if time allows)</text:p>
        </text:list-item>
        <text:list-item>
          <text:p text:style-name="P1">Scalability and intractability</text:p>
        </text:list-item>
        <text:list-item>
          <text:p text:style-name="P1">the Ethical issues with Computing, Data collection and storage.</text:p>
        </text:list-item>
        <text:list-item>
          <text:p text:style-name="P1">The Relational Data Model; the SQL language for data manipulation/querying</text:p>
        </text:list-item>
        <text:list-item>
          <text:p text:style-name="P1">in-memory databases and No-SQL data repositories </text:p>
        </text:list-item>
      </text:list>
      <text:p text:style-name="Standard"/>
      <text:p text:style-name="P2">1. Big 0 notation – from the“best” (fast) to the “worst”:</text:p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2">0(1) </text:p>
          </table:table-cell>
          <table:table-cell table:style-name="Table1.A1" office:value-type="string">
            <text:p text:style-name="P2">0(log n)</text:p>
          </table:table-cell>
          <table:table-cell table:style-name="Table1.A1" office:value-type="string">
            <text:p text:style-name="P2">0(n) </text:p>
          </table:table-cell>
          <table:table-cell table:style-name="Table1.A1" office:value-type="string">
            <text:p text:style-name="P2">0(n log n)</text:p>
          </table:table-cell>
          <table:table-cell table:style-name="Table1.A1" office:value-type="string">
            <text:p text:style-name="P2">0(n<text:span text:style-name="T2">2</text:span>) </text:p>
          </table:table-cell>
          <table:table-cell table:style-name="Table1.A1" office:value-type="string">
            <text:p text:style-name="P2">0(2<text:span text:style-name="T2">n</text:span>) </text:p>
          </table:table-cell>
          <table:table-cell table:style-name="Table1.G1" office:value-type="string">
            <text:p text:style-name="P2">0 (n!)</text:p>
          </table:table-cell>
        </table:table-row>
        <table:table-row table:style-name="Table1.2">
          <table:table-cell table:style-name="Table1.A2" office:value-type="string">
            <text:p text:style-name="P2">constant</text:p>
          </table:table-cell>
          <table:table-cell table:style-name="Table1.A2" office:value-type="string">
            <text:p text:style-name="P2">Logarithm</text:p>
          </table:table-cell>
          <table:table-cell table:style-name="Table1.A2" office:value-type="string">
            <text:p text:style-name="P2">linea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8">Polynomial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P8">Factorial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<text:span text:style-name="T1">Binary Search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>Merge Sort</text:p>
          </table:table-cell>
          <table:table-cell table:style-name="Table1.A2" office:value-type="string">
            <text:p text:style-name="P9">Insertion Sort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P8"/>
          </table:table-cell>
        </table:table-row>
      </table:table>
      <text:p text:style-name="P2"/>
      <text:p text:style-name="P3">Binary Search : only for sorted arrays. Repeatedly divide the search interval by half.</text:p>
      <text:p text:style-name="P5">Merge Sort: recursively split array in half, then recursively merge items sorting them.</text:p>
      <text:p text:style-name="P6">Inser</text:p>
      <text:p text:style-name="P6"/>
      <text:p text:style-name="P6"/>
      <text:p text:style-name="P6"/>
      <text:p text:style-name="P7">question: will 2 algorithms with the same 0, omega and theta have the same amount of time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16T13:22:06.150827871</meta:creation-date>
    <meta:generator>LibreOffice/6.3.4.2$Linux_X86_64 LibreOffice_project/30$Build-2</meta:generator>
    <dc:date>2020-01-26T20:27:47.390470384</dc:date>
    <meta:editing-duration>PT35M19S</meta:editing-duration>
    <meta:editing-cycles>6</meta:editing-cycles>
    <meta:document-statistic meta:table-count="1" meta:image-count="0" meta:object-count="0" meta:page-count="1" meta:paragraph-count="29" meta:word-count="127" meta:character-count="781" meta:non-whitespace-character-count="685"/>
  </office:meta>
</office:document-meta>
</file>